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5-09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7264" calcext:value-type="float">
            <text:p>68.7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5-04-2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4-09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4-04-1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3-09-1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3-06-3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3-04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3-03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3-01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2-11-1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2-09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2-06-0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2-05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2-01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1-11-1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1-09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1-06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1-04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1-03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0-12-1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0-09-3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0-08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0-06-1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0-05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0-04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20-02-2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9-11-1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9-09-1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9-06-0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9-04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9-02-1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8-11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8-09-2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8-07-1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8-06-0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8-04-2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8-01-2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7-12-0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7-09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7-06-2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7-04-1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7-03-0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6-12-2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6-11-0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6-10-0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6-06-0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6-04-19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6-03-0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5-12-1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5-10-2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5-09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5-06-3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5-04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3576" calcext:value-type="float">
            <text:p>56.0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5-03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4-12-1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4-11-12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4-09-1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4-06-1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4-04-1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4-02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3-12-2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3-11-0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3-09-2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3-07-1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3-04-0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3-02-0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2-12-1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2-11-0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2-09-1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2-04-1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2-02-2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1-12-1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1-11-1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9208" calcext:value-type="float">
            <text:p>49.2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1-09-1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1-06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1-05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0-12-2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0-11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0-09-2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0-06-0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0-04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10-03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9-12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9-11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9-09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9-06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9-04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9-02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8-12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8-11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8-09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8-06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8-01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7-10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7-09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7-07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7-03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6-12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6-08-0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6-05-1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6-03-1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6-01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5-12-2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5-09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5-07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5-03-3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4-08-0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4-05-2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4-03-2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4-03-1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4-03-1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4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4-01-2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3-11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3-07-1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7312" calcext:value-type="float">
            <text:p>37.1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3-05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3-03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3-01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2-12-1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2-11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2-09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2-07-3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2-06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2-05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2-03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2-02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2-01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12-1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11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10-0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08-2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07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4936" calcext:value-type="float">
            <text:p>36.4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06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05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04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03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02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1-01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12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11-1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10-0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08-3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07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06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04-1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03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2000-02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12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12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11-0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10-0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9-2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9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9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9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9-0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8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7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6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5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4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3-1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2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9-01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12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10-1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10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09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08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07-0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07-0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07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05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04-0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02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7-01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2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1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1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1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1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1-2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1-1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1-1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1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10-2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09-2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07-2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644077055501</text:p>
          </table:table-cell>
          <table:table-cell office:value-type="string" calcext:value-type="string">
            <text:p>CH Bc <text:s/>77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6" meta:object-count="0"/>
    <meta:user-defined meta:name="AppVersion">3.0</meta:user-defined>
  </office:meta>
</office:document-meta>
</file>